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7.3194in" table:align="margins"/>
    </style:style>
    <style:style style:name="Table3.A" style:family="table-column">
      <style:table-column-properties style:column-width="2.2479in" style:rel-column-width="20126*"/>
    </style:style>
    <style:style style:name="Table3.B" style:family="table-column">
      <style:table-column-properties style:column-width="5.0715in" style:rel-column-width="45409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3194in" table:align="margins"/>
    </style:style>
    <style:style style:name="Table2.A" style:family="table-column">
      <style:table-column-properties style:column-width="2.2486in" style:rel-column-width="20132*"/>
    </style:style>
    <style:style style:name="Table2.B" style:family="table-column">
      <style:table-column-properties style:column-width="5.0708in" style:rel-column-width="4540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2521in"/>
    </style:style>
    <style:style style:name="Table4.B" style:family="table-column">
      <style:table-column-properties style:column-width="4.67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7.3194in" table:align="margins"/>
    </style:style>
    <style:style style:name="Table1.A" style:family="table-column">
      <style:table-column-properties style:column-width="2.2486in" style:rel-column-width="20132*"/>
    </style:style>
    <style:style style:name="Table1.B" style:family="table-column">
      <style:table-column-properties style:column-width="5.0708in" style:rel-column-width="454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4569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1271in"/>
    </style:style>
    <style:style style:name="Table5.B" style:family="table-column">
      <style:table-column-properties style:column-width="4.8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125in"/>
    </style:style>
    <style:style style:name="Table6.B" style:family="table-column">
      <style:table-column-properties style:column-width="4.8021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10" style:family="table-row">
      <style:table-row-properties style:min-row-height="0.2444in"/>
    </style:style>
    <style:style style:name="Table6.12" style:family="table-row">
      <style:table-row-properties style:min-row-height="0.3146in"/>
    </style:style>
    <style:style style:name="Table7" style:family="table">
      <style:table-properties style:width="7.3194in" table:align="margins"/>
    </style:style>
    <style:style style:name="Table7.A" style:family="table-column">
      <style:table-column-properties style:column-width="2.2486in" style:rel-column-width="20132*"/>
    </style:style>
    <style:style style:name="Table7.B" style:family="table-column">
      <style:table-column-properties style:column-width="5.0708in" style:rel-column-width="4540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4" style:family="table-row">
      <style:table-row-properties style:min-row-height="0.4569in"/>
    </style:style>
    <style:style style:name="Table8" style:family="table">
      <style:table-properties style:width="7.3194in" table:align="margins"/>
    </style:style>
    <style:style style:name="Table8.A" style:family="table-column">
      <style:table-column-properties style:column-width="2.2486in" style:rel-column-width="20132*"/>
    </style:style>
    <style:style style:name="Table8.B" style:family="table-column">
      <style:table-column-properties style:column-width="5.0708in" style:rel-column-width="4540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4" style:family="table-row">
      <style:table-row-properties style:min-row-height="0.4569in"/>
    </style:style>
    <style:style style:name="Table9" style:family="table">
      <style:table-properties style:width="7.3194in" table:align="margins"/>
    </style:style>
    <style:style style:name="Table9.A" style:family="table-column">
      <style:table-column-properties style:column-width="2.2479in" style:rel-column-width="20126*"/>
    </style:style>
    <style:style style:name="Table9.B" style:family="table-column">
      <style:table-column-properties style:column-width="5.0715in" style:rel-column-width="45409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7.3194in" table:align="margins"/>
    </style:style>
    <style:style style:name="Table10.A" style:family="table-column">
      <style:table-column-properties style:column-width="2.2479in" style:rel-column-width="20126*"/>
    </style:style>
    <style:style style:name="Table10.B" style:family="table-column">
      <style:table-column-properties style:column-width="5.0715in" style:rel-column-width="45409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fo:language="en" fo:country="US" officeooo:rsid="001dc91d" officeooo:paragraph-rsid="001dc91d" fo:background-color="transparent" style:font-size-asian="10pt" style:font-size-complex="10pt"/>
    </style:style>
    <style:style style:name="P2" style:family="paragraph" style:parent-style-name="Standard">
      <style:text-properties fo:font-size="10pt" fo:language="en" fo:country="US" officeooo:rsid="001dc91d" officeooo:paragraph-rsid="00aab75e" fo:background-color="transparent" style:font-size-asian="10pt" style:font-size-complex="10pt"/>
    </style:style>
    <style:style style:name="P3" style:family="paragraph" style:parent-style-name="Standard">
      <style:text-properties fo:font-size="10pt" officeooo:rsid="0011204c" officeooo:paragraph-rsid="002851c8" fo:background-color="transparent" style:font-size-asian="10pt" style:font-size-complex="10pt"/>
    </style:style>
    <style:style style:name="P4" style:family="paragraph" style:parent-style-name="Standard">
      <style:text-properties fo:font-size="10pt" officeooo:rsid="0011204c" officeooo:paragraph-rsid="008a1117" fo:background-color="transparent" style:font-size-asian="10pt" style:font-size-complex="10pt"/>
    </style:style>
    <style:style style:name="P5" style:family="paragraph" style:parent-style-name="Standard">
      <style:text-properties fo:font-size="10pt" officeooo:rsid="0011204c" officeooo:paragraph-rsid="00aab75e" fo:background-color="transparent" style:font-size-asian="10pt" style:font-size-complex="10pt"/>
    </style:style>
    <style:style style:name="P6" style:family="paragraph" style:parent-style-name="Standard">
      <style:paragraph-properties fo:break-before="page"/>
      <style:text-properties fo:font-size="10pt" officeooo:rsid="0011204c" officeooo:paragraph-rsid="002851c8" fo:background-color="transparent" style:font-size-asian="10pt" style:font-size-complex="10pt"/>
    </style:style>
    <style:style style:name="P7" style:family="paragraph" style:parent-style-name="Standard">
      <style:paragraph-properties fo:break-before="page"/>
      <style:text-properties fo:font-size="10pt" officeooo:rsid="0011204c" officeooo:paragraph-rsid="008a1117" fo:background-color="transparen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1dc91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2851c8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8a111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aab75e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36f8" officeooo:paragraph-rsid="002e36f8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36f8" officeooo:paragraph-rsid="008a111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1dc91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2851c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8a111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aab75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204c" officeooo:paragraph-rsid="002851c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0db7" officeooo:paragraph-rsid="002851c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1117" officeooo:paragraph-rsid="008a111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940e18" officeooo:paragraph-rsid="00940e1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9a7ab9" officeooo:paragraph-rsid="009a7ab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9db44e" officeooo:paragraph-rsid="009db44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a26266" officeooo:paragraph-rsid="00a262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a5a73f" officeooo:paragraph-rsid="00a5a73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a6a844" officeooo:paragraph-rsid="00a6a84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officeooo:rsid="001dc91d" officeooo:paragraph-rsid="001dc91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officeooo:rsid="001dc91d" officeooo:paragraph-rsid="00aab75e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8a111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8e5d31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9017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95dab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9a7ab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9ba5f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9bd19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9f685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139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262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3a38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43db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6a84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83b7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92ef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d433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e81b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0918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123e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2c40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4bee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657e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6b3d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739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8ba25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e5d31" officeooo:paragraph-rsid="008e5d31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20062" officeooo:paragraph-rsid="0092006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5dab9" officeooo:paragraph-rsid="0095dab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a7ab9" officeooo:paragraph-rsid="009a7ab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ba5f4" officeooo:paragraph-rsid="009ba5f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db44e" officeooo:paragraph-rsid="009db44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f685f" officeooo:paragraph-rsid="009f685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1399c" officeooo:paragraph-rsid="00a139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26266" officeooo:paragraph-rsid="00a262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3a389" officeooo:paragraph-rsid="00a3a38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43db2" officeooo:paragraph-rsid="00a43db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6a844" officeooo:paragraph-rsid="00a6a84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92efd" officeooo:paragraph-rsid="00a92ef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a2c36" officeooo:paragraph-rsid="00aa2c3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c9859" officeooo:paragraph-rsid="00ac985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d4336" officeooo:paragraph-rsid="00ad433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e81b8" officeooo:paragraph-rsid="00ae81b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4beee" officeooo:paragraph-rsid="00b4bee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4beee" officeooo:paragraph-rsid="00b739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657ef" officeooo:paragraph-rsid="00b657e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6b3dd" officeooo:paragraph-rsid="00b6b3d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6b3dd" officeooo:paragraph-rsid="00b739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8ba25" officeooo:paragraph-rsid="00b8ba25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5dab9" officeooo:paragraph-rsid="0095dab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9bd19b" officeooo:paragraph-rsid="009bd19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139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262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6a84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aa2c3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0918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8a1117" officeooo:paragraph-rsid="00b2c40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26266" officeooo:paragraph-rsid="00a262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26266" officeooo:paragraph-rsid="00a6a84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6a844" officeooo:paragraph-rsid="00a6a84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92efd" officeooo:paragraph-rsid="00a92ef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aa2c36" officeooo:paragraph-rsid="00aa2c3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09186" officeooo:paragraph-rsid="00b0918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b3b3b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b2c40c" officeooo:paragraph-rsid="00b2c40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language="en" fo:country="US" officeooo:rsid="009017f9"/>
    </style:style>
    <style:style style:name="T2" style:family="text">
      <style:text-properties officeooo:rsid="00639272"/>
    </style:style>
    <style:style style:name="T3" style:family="text">
      <style:text-properties officeooo:rsid="006e4436"/>
    </style:style>
    <style:style style:name="T4" style:family="text">
      <style:text-properties officeooo:rsid="0088671d"/>
    </style:style>
    <style:style style:name="T5" style:family="text">
      <style:text-properties officeooo:rsid="008a1117"/>
    </style:style>
    <style:style style:name="T6" style:family="text">
      <style:text-properties officeooo:rsid="008b5c12"/>
    </style:style>
    <style:style style:name="T7" style:family="text">
      <style:text-properties officeooo:rsid="008c74f7"/>
    </style:style>
    <style:style style:name="T8" style:family="text">
      <style:text-properties officeooo:rsid="008e5d31"/>
    </style:style>
    <style:style style:name="T9" style:family="text">
      <style:text-properties officeooo:rsid="009017f9"/>
    </style:style>
    <style:style style:name="T10" style:family="text">
      <style:text-properties officeooo:rsid="00920062"/>
    </style:style>
    <style:style style:name="T11" style:family="text">
      <style:text-properties officeooo:rsid="00940e18"/>
    </style:style>
    <style:style style:name="T12" style:family="text">
      <style:text-properties officeooo:rsid="0095dab9"/>
    </style:style>
    <style:style style:name="T13" style:family="text">
      <style:text-properties officeooo:rsid="0095ed33"/>
    </style:style>
    <style:style style:name="T14" style:family="text">
      <style:text-properties officeooo:rsid="00992719"/>
    </style:style>
    <style:style style:name="T15" style:family="text">
      <style:text-properties officeooo:rsid="009a7ab9"/>
    </style:style>
    <style:style style:name="T16" style:family="text">
      <style:text-properties officeooo:rsid="009ba5f4"/>
    </style:style>
    <style:style style:name="T17" style:family="text">
      <style:text-properties officeooo:rsid="009bd19b"/>
    </style:style>
    <style:style style:name="T18" style:family="text">
      <style:text-properties officeooo:rsid="009ee671"/>
    </style:style>
    <style:style style:name="T19" style:family="text">
      <style:text-properties officeooo:rsid="00a1399c"/>
    </style:style>
    <style:style style:name="T20" style:family="text">
      <style:text-properties officeooo:rsid="00a26266"/>
    </style:style>
    <style:style style:name="T21" style:family="text">
      <style:text-properties officeooo:rsid="00a3a389"/>
    </style:style>
    <style:style style:name="T22" style:family="text">
      <style:text-properties officeooo:rsid="00a43db2"/>
    </style:style>
    <style:style style:name="T23" style:family="text">
      <style:text-properties officeooo:rsid="00a6a844"/>
    </style:style>
    <style:style style:name="T24" style:family="text">
      <style:text-properties officeooo:rsid="00a83b7e"/>
    </style:style>
    <style:style style:name="T25" style:family="text">
      <style:text-properties officeooo:rsid="00a92efd"/>
    </style:style>
    <style:style style:name="T26" style:family="text">
      <style:text-properties officeooo:rsid="00aa2c36"/>
    </style:style>
    <style:style style:name="T27" style:family="text">
      <style:text-properties officeooo:rsid="00aab75e"/>
    </style:style>
    <style:style style:name="T28" style:family="text">
      <style:text-properties officeooo:rsid="00ad4336"/>
    </style:style>
    <style:style style:name="T29" style:family="text">
      <style:text-properties officeooo:rsid="00ae81b8"/>
    </style:style>
    <style:style style:name="T30" style:family="text">
      <style:text-properties officeooo:rsid="00b09186"/>
    </style:style>
    <style:style style:name="T31" style:family="text">
      <style:text-properties officeooo:rsid="00b123ec"/>
    </style:style>
    <style:style style:name="T32" style:family="text">
      <style:text-properties officeooo:rsid="00b2c40c"/>
    </style:style>
    <style:style style:name="T33" style:family="text">
      <style:text-properties officeooo:rsid="00b4beee"/>
    </style:style>
    <style:style style:name="T34" style:family="text">
      <style:text-properties officeooo:rsid="00b657ef"/>
    </style:style>
    <style:style style:name="T35" style:family="text">
      <style:text-properties officeooo:rsid="00b6b3dd"/>
    </style:style>
    <style:style style:name="T36" style:family="text">
      <style:text-properties officeooo:rsid="00b7391b"/>
    </style:style>
    <style:style style:name="T37" style:family="text">
      <style:text-properties officeooo:rsid="00b8ba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OA ROI </text:span>Synchrony Summary <text:span text:style-name="T3">FDR corrected</text:span>:<text:line-break/></text:p>
      <text:p text:style-name="P1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Name of area</text:p>
          </table:table-cell>
          <table:table-cell table:style-name="Table3.B1" office:value-type="string">
            <text:p text:style-name="P27">Sig stats summary</text:p>
          </table:table-cell>
        </table:table-row>
        <table:table-row>
          <table:table-cell table:style-name="Table3.A2" office:value-type="string">
            <text:p text:style-name="P14">Frontal pole</text:p>
          </table:table-cell>
          <table:table-cell table:style-name="Table3.B2" office:value-type="string">
            <text:p text:style-name="P44">ANOVA Unfam ISW: F(2,33)=<text:span text:style-name="T28">13.08</text:span> p<text:span text:style-name="T28">&lt;0.001</text:span></text:p>
            <text:p text:style-name="P44">ANOVA Unfam ISW and Fam WF SF: F(4,55) = 3.<text:span text:style-name="T28">8</text:span>3, p=0.0<text:span text:style-name="T28">2</text:span></text:p>
            <text:p text:style-name="P44">I&lt;S t=-<text:span text:style-name="T28">4.58</text:span>, p<text:span text:style-name="T28">&lt;0.001</text:span></text:p>
            <text:p text:style-name="P44">S&gt;W t=3.<text:span text:style-name="T28">52</text:span>, p<text:span text:style-name="T7">=</text:span>0.0<text:span text:style-name="T28">07</text:span></text:p>
            <text:p text:style-name="P69">S&gt;SF t=2.35, p=0.04</text:p>
            <text:p text:style-name="P44"><text:span text:style-name="T6">ANCOVA: </text:span>ME of Type</text:p>
          </table:table-cell>
        </table:table-row>
        <table:table-row>
          <table:table-cell table:style-name="Table3.A2" office:value-type="string">
            <text:p text:style-name="P14">Superior frontal gyrus</text:p>
          </table:table-cell>
          <table:table-cell table:style-name="Table3.B2" office:value-type="string">
            <text:p text:style-name="P45">ANOVA Unfam ISW and Fam WF SF: F(4,55) = 3.<text:span text:style-name="T29">35</text:span>, p=0.0<text:span text:style-name="T29">4</text:span></text:p>
            <text:p text:style-name="P45">I<text:span text:style-name="T29">&gt;W </text:span>t=-<text:span text:style-name="T29">2.46</text:span>, p=0.0<text:span text:style-name="T29">4</text:span></text:p>
            <text:p text:style-name="P70">W&lt;WF t=-3.18, p=0.04</text:p>
            <text:p text:style-name="P45"><text:span text:style-name="T6">ANCOVA: </text:span>ME of Type</text:p>
          </table:table-cell>
        </table:table-row>
        <table:table-row>
          <table:table-cell table:style-name="Table3.A2" office:value-type="string">
            <text:p text:style-name="P14">Middle frontal gyrus</text:p>
          </table:table-cell>
          <table:table-cell table:style-name="Table3.B2" office:value-type="string">
            <text:p text:style-name="P68">none</text:p>
          </table:table-cell>
        </table:table-row>
        <table:table-row>
          <table:table-cell table:style-name="Table3.A2" office:value-type="string">
            <text:p text:style-name="P14">Inferior frontal gyrus, pars triangularis</text:p>
          </table:table-cell>
          <table:table-cell table:style-name="Table3.B2" office:value-type="string">
            <text:p text:style-name="P46">ANOVA Unfam ISW: F(2,33)=<text:span text:style-name="T30">11.8</text:span> p<text:span text:style-name="T30">&lt;0.001</text:span></text:p>
            <text:p text:style-name="P46">ANOVA Unfam ISW and Fam WF SF: F(4,55) = <text:span text:style-name="T30">4.21</text:span>, p<text:span text:style-name="T30">&lt;0.001</text:span></text:p>
            <text:p text:style-name="P46">I&lt;S t=-<text:span text:style-name="T30">5.36</text:span>, p<text:span text:style-name="T30">&lt;0.001</text:span></text:p>
            <text:p text:style-name="P90">I&lt;W t=-5.36, p=0.05</text:p>
            <text:p text:style-name="P83">S&gt;W t=<text:span text:style-name="T30">2.28</text:span>, p<text:span text:style-name="T7">=</text:span>0.0<text:span text:style-name="T30">5</text:span></text:p>
            <text:p text:style-name="P46"><text:span text:style-name="T6">ANCOVA: </text:span>ME of Type</text:p>
          </table:table-cell>
        </table:table-row>
        <table:table-row>
          <table:table-cell table:style-name="Table3.A2" office:value-type="string">
            <text:p text:style-name="P14">Inferior frontal gyrus, pars opercularis</text:p>
          </table:table-cell>
          <table:table-cell table:style-name="Table3.B2" office:value-type="string">
            <text:p text:style-name="P46">ANOVA Unfam ISW: F(2,33)=<text:span text:style-name="T30">8.13</text:span> p=0.0<text:span text:style-name="T30">03</text:span></text:p>
            <text:p text:style-name="P46">ANOVA Unfam ISW and Fam WF SF: F(4,55) = <text:span text:style-name="T30">5.69</text:span>, p=0.0<text:span text:style-name="T30">03</text:span></text:p>
            <text:p text:style-name="P46">I&lt;S t=-3.<text:span text:style-name="T30">64</text:span>, p=0.0<text:span text:style-name="T30">03</text:span></text:p>
            <text:p text:style-name="P46">S&gt;W t=3.<text:span text:style-name="T30">00</text:span>, p<text:span text:style-name="T7">=</text:span>0.01</text:p>
            <text:p text:style-name="P46"><text:span text:style-name="T6">ANCOVA: </text:span>ME of Type</text:p>
          </table:table-cell>
        </table:table-row>
        <table:table-row>
          <table:table-cell table:style-name="Table3.A2" office:value-type="string">
            <text:p text:style-name="P14">Frontal medial cortex</text:p>
          </table:table-cell>
          <table:table-cell table:style-name="Table3.B2" office:value-type="string">
            <text:p text:style-name="P46">ANOVA Unfam ISW and Fam WF SF: F(4,55) = 3.<text:span text:style-name="T30">61</text:span>, p=0.0<text:span text:style-name="T30">4</text:span></text:p>
            <text:p text:style-name="P46"><text:span text:style-name="T6">ANCOVA: </text:span>ME of Type <text:span text:style-name="T30">p=0.04</text:span></text:p>
          </table:table-cell>
        </table:table-row>
        <table:table-row>
          <table:table-cell table:style-name="Table3.A2" office:value-type="string">
            <text:p text:style-name="P14">Frontal orbital cortex</text:p>
          </table:table-cell>
          <table:table-cell table:style-name="Table3.B2" office:value-type="string">
            <text:p text:style-name="P68">none</text:p>
          </table:table-cell>
        </table:table-row>
        <table:table-row>
          <table:table-cell table:style-name="Table3.A2" office:value-type="string">
            <text:p text:style-name="P14">Frontal operculum cortex</text:p>
          </table:table-cell>
          <table:table-cell table:style-name="Table3.B2" office:value-type="string">
            <text:p text:style-name="P68">none</text:p>
          </table:table-cell>
        </table:table-row>
      </table:table>
      <text:p text:style-name="P3"/>
      <text:p text:style-name="P2">Frontal <text:span text:style-name="T27">L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Name of area</text:p>
          </table:table-cell>
          <table:table-cell table:style-name="Table9.B1" office:value-type="string">
            <text:p text:style-name="P28">Sig stats summary</text:p>
          </table:table-cell>
        </table:table-row>
        <table:table-row>
          <table:table-cell table:style-name="Table9.A2" office:value-type="string">
            <text:p text:style-name="P17">Frontal pole</text:p>
          </table:table-cell>
          <table:table-cell table:style-name="Table9.B2" office:value-type="string">
            <text:p text:style-name="P47">ANOVA Unfam ISW: F(2,33)=7.<text:span text:style-name="T31">16</text:span> p=0.0<text:span text:style-name="T31">2</text:span></text:p>
            <text:p text:style-name="P47">I&lt;S t=-3.2<text:span text:style-name="T31">0</text:span>, p=0.0<text:span text:style-name="T31">2</text:span></text:p>
            <text:p text:style-name="P47">S&gt;W t=3.1<text:span text:style-name="T31">0</text:span>, p<text:span text:style-name="T7">=</text:span>0.0<text:span text:style-name="T31">2</text:span></text:p>
          </table:table-cell>
        </table:table-row>
        <table:table-row>
          <table:table-cell table:style-name="Table9.A2" office:value-type="string">
            <text:p text:style-name="P17">Superior frontal gyrus</text:p>
          </table:table-cell>
          <table:table-cell table:style-name="Table9.B2" office:value-type="string">
            <text:p text:style-name="P68">none</text:p>
          </table:table-cell>
        </table:table-row>
        <table:table-row>
          <table:table-cell table:style-name="Table9.A2" office:value-type="string">
            <text:p text:style-name="P17">Middle frontal gyrus</text:p>
          </table:table-cell>
          <table:table-cell table:style-name="Table9.B2" office:value-type="string">
            <text:p text:style-name="P84">ANOVA Unfam ISW and Fam WF SF: F(4,55) = 3.<text:span text:style-name="T32">44</text:span>, p=0.0<text:span text:style-name="T32">5</text:span></text:p>
            <text:p text:style-name="P91">W&lt;WF t=-2.55, p=0.05</text:p>
            <text:p text:style-name="P84"><text:span text:style-name="T6">ANCOVA: </text:span>ME of Type <text:span text:style-name="T32">(p=0.05)</text:span></text:p>
          </table:table-cell>
        </table:table-row>
        <table:table-row>
          <table:table-cell table:style-name="Table9.A2" office:value-type="string">
            <text:p text:style-name="P17">Inferior frontal gyrus, pars triangularis</text:p>
          </table:table-cell>
          <table:table-cell table:style-name="Table9.B2" office:value-type="string">
            <text:p text:style-name="P68">none</text:p>
          </table:table-cell>
        </table:table-row>
        <table:table-row>
          <table:table-cell table:style-name="Table9.A2" office:value-type="string">
            <text:p text:style-name="P17">Inferior frontal gyrus, pars opercularis</text:p>
          </table:table-cell>
          <table:table-cell table:style-name="Table9.B2" office:value-type="string">
            <text:p text:style-name="P48">ANOVA Unfam ISW: F(2,33)=7.<text:span text:style-name="T32">14</text:span> p=0.0<text:span text:style-name="T32">05</text:span></text:p>
            <text:p text:style-name="P48">ANOVA Unfam ISW and Fam WF SF: F(4,55) = <text:span text:style-name="T32">4.79</text:span>, p=0.0<text:span text:style-name="T32">05</text:span></text:p>
            <text:p text:style-name="P48">S<text:span text:style-name="T32">&gt;</text:span>W t=3.<text:span text:style-name="T32">83</text:span>, p<text:span text:style-name="T7">=</text:span>0.0<text:span text:style-name="T32">05</text:span></text:p>
            <text:p text:style-name="P48"><text:span text:style-name="T6">ANCOVA: </text:span>ME of Type</text:p>
          </table:table-cell>
        </table:table-row>
        <table:table-row>
          <table:table-cell table:style-name="Table9.A2" office:value-type="string">
            <text:p text:style-name="P17">Frontal medial cortex</text:p>
          </table:table-cell>
          <table:table-cell table:style-name="Table9.B2" office:value-type="string">
            <text:p text:style-name="P68">none</text:p>
          </table:table-cell>
        </table:table-row>
        <table:table-row>
          <table:table-cell table:style-name="Table9.A2" office:value-type="string">
            <text:p text:style-name="P17">Frontal orbital cortex</text:p>
          </table:table-cell>
          <table:table-cell table:style-name="Table9.B2" office:value-type="string">
            <text:p text:style-name="P68">none</text:p>
          </table:table-cell>
        </table:table-row>
        <table:table-row>
          <table:table-cell table:style-name="Table9.A2" office:value-type="string">
            <text:p text:style-name="P17">Frontal operculum cortex</text:p>
          </table:table-cell>
          <table:table-cell table:style-name="Table9.B2" office:value-type="string">
            <text:p text:style-name="P68">none</text:p>
          </table:table-cell>
        </table:table-row>
      </table:table>
      <text:p text:style-name="P5"/>
      <text:p text:style-name="P2"/>
      <text:p text:style-name="P2"/>
      <text:p text:style-name="P2"><text:soft-page-break/>Frontal <text:span text:style-name="T27">R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Name of area</text:p>
          </table:table-cell>
          <table:table-cell table:style-name="Table10.B1" office:value-type="string">
            <text:p text:style-name="P28">Sig stats summary</text:p>
          </table:table-cell>
        </table:table-row>
        <table:table-row>
          <table:table-cell table:style-name="Table10.A2" office:value-type="string">
            <text:p text:style-name="P17">Frontal pole</text:p>
          </table:table-cell>
          <table:table-cell table:style-name="Table10.B2" office:value-type="string">
            <text:p text:style-name="P49">ANOVA Unfam ISW: F(2,33)=<text:span text:style-name="T33">10.13</text:span> p=0.0<text:span text:style-name="T33">02</text:span></text:p>
            <text:p text:style-name="P49">ANOVA Unfam ISW and Fam WF SF: F(4,55) = <text:span text:style-name="T33">4.46</text:span>, p=0.0<text:span text:style-name="T33">07</text:span></text:p>
            <text:p text:style-name="P49">I&lt;S t=-<text:span text:style-name="T33">4.09</text:span>, p=0.0<text:span text:style-name="T33">02</text:span></text:p>
            <text:p text:style-name="P49">S&gt;W t=3.1<text:span text:style-name="T33">3</text:span>, p<text:span text:style-name="T7">=</text:span>0.0<text:span text:style-name="T33">09</text:span></text:p>
            <text:p text:style-name="P71">S&gt;SF t=2.75, p=0.02</text:p>
            <text:p text:style-name="P49"><text:span text:style-name="T6">ANCOVA: </text:span>ME of Type</text:p>
          </table:table-cell>
        </table:table-row>
        <table:table-row>
          <table:table-cell table:style-name="Table10.A2" office:value-type="string">
            <text:p text:style-name="P17">Superior frontal gyrus</text:p>
          </table:table-cell>
          <table:table-cell table:style-name="Table10.B2" office:value-type="string">
            <text:p text:style-name="P50">ANOVA Unfam ISW and Fam WF SF: F(4,55) = <text:span text:style-name="T34">6.15</text:span>, p=0.0<text:span text:style-name="T33">01</text:span></text:p>
            <text:p text:style-name="P73">W&lt;WF t=-4.02, p=0.002</text:p>
            <text:p text:style-name="P73">ANCOVA: ME of type</text:p>
          </table:table-cell>
        </table:table-row>
        <table:table-row>
          <table:table-cell table:style-name="Table10.A2" office:value-type="string">
            <text:p text:style-name="P17">Middle frontal gyrus</text:p>
          </table:table-cell>
          <table:table-cell table:style-name="Table10.B2" office:value-type="string">
            <text:p text:style-name="P68">none</text:p>
          </table:table-cell>
        </table:table-row>
        <table:table-row>
          <table:table-cell table:style-name="Table10.A2" office:value-type="string">
            <text:p text:style-name="P17">Inferior frontal gyrus, pars triangularis</text:p>
          </table:table-cell>
          <table:table-cell table:style-name="Table10.B2" office:value-type="string">
            <text:p text:style-name="P51">ANOVA Unfam ISW: F(2,33)=<text:span text:style-name="T35">9.96</text:span> p=0.0<text:span text:style-name="T33">02</text:span></text:p>
            <text:p text:style-name="P51">ANOVA Unfam ISW and Fam WF SF: F(4,55) = <text:span text:style-name="T33">4.14</text:span>, p=0.0<text:span text:style-name="T35">1</text:span></text:p>
            <text:p text:style-name="P51">I&lt;S t=-<text:span text:style-name="T33">4.79</text:span>, p=0.0<text:span text:style-name="T33">02</text:span></text:p>
            <text:p text:style-name="P74">I&lt;W t=-3.20, p=0.01</text:p>
            <text:p text:style-name="P51"><text:span text:style-name="T6">ANCOVA: </text:span>ME of Type</text:p>
          </table:table-cell>
        </table:table-row>
        <table:table-row>
          <table:table-cell table:style-name="Table10.A2" office:value-type="string">
            <text:p text:style-name="P17">Inferior frontal gyrus, pars opercularis</text:p>
          </table:table-cell>
          <table:table-cell table:style-name="Table10.B2" office:value-type="string">
            <text:p text:style-name="P52">ANOVA Unfam ISW: F(2,33)=<text:span text:style-name="T36">11.82</text:span> p=0.0<text:span text:style-name="T33">01</text:span></text:p>
            <text:p text:style-name="P52">ANOVA Unfam ISW and Fam WF SF: F(4,55) = <text:span text:style-name="T36">5.36</text:span>, p=0.0<text:span text:style-name="T36">02</text:span></text:p>
            <text:p text:style-name="P52">I&lt;S t=-<text:span text:style-name="T33">4.33</text:span>, p=0.0<text:span text:style-name="T33">01</text:span></text:p>
            <text:p text:style-name="P75">I&lt;W t=-3.<text:span text:style-name="T36">85</text:span>, p=0.0<text:span text:style-name="T36">0</text:span>1</text:p>
            <text:p text:style-name="P52"><text:span text:style-name="T6">ANCOVA: </text:span>ME of Type</text:p>
          </table:table-cell>
        </table:table-row>
        <table:table-row>
          <table:table-cell table:style-name="Table10.A2" office:value-type="string">
            <text:p text:style-name="P17">Frontal medial cortex</text:p>
          </table:table-cell>
          <table:table-cell table:style-name="Table10.B2" office:value-type="string">
            <text:p text:style-name="P53">ANOVA Unfam ISW and Fam WF SF: F(4,55) = <text:span text:style-name="T37">8</text:span>, p<text:span text:style-name="T37">&lt;0.001</text:span></text:p>
            <text:p text:style-name="P76">S&gt;SF t=4.74, p&lt;0.001 </text:p>
            <text:p text:style-name="P76">ANCOVA: ME of type</text:p>
          </table:table-cell>
        </table:table-row>
        <table:table-row>
          <table:table-cell table:style-name="Table10.A2" office:value-type="string">
            <text:p text:style-name="P17">Frontal orbital cortex</text:p>
          </table:table-cell>
          <table:table-cell table:style-name="Table10.B2" office:value-type="string">
            <text:p text:style-name="P68">none</text:p>
          </table:table-cell>
        </table:table-row>
        <table:table-row>
          <table:table-cell table:style-name="Table10.A2" office:value-type="string">
            <text:p text:style-name="P17">Frontal operculum cortex</text:p>
          </table:table-cell>
          <table:table-cell table:style-name="Table10.B2" office:value-type="string">
            <text:p text:style-name="P68">none</text:p>
          </table:table-cell>
        </table:table-row>
      </table:table>
      <text:p text:style-name="P3"/>
      <text:p text:style-name="P3"/>
      <text:p text:style-name="P3"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ame of area</text:p>
          </table:table-cell>
          <table:table-cell table:style-name="Table2.B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5">Paracingulate gyrus</text:p>
          </table:table-cell>
          <table:table-cell table:style-name="Table2.B2" office:value-type="string">
            <text:p text:style-name="P67">none</text:p>
          </table:table-cell>
        </table:table-row>
        <table:table-row>
          <table:table-cell table:style-name="Table2.A2" office:value-type="string">
            <text:p text:style-name="P15">Cingulate gyrus, anterior division</text:p>
          </table:table-cell>
          <table:table-cell table:style-name="Table2.B2" office:value-type="string">
            <text:p text:style-name="P67">none</text:p>
          </table:table-cell>
        </table:table-row>
        <table:table-row>
          <table:table-cell table:style-name="Table2.A2" office:value-type="string">
            <text:p text:style-name="P15">Cingulate gyrus, posterior division</text:p>
          </table:table-cell>
          <table:table-cell table:style-name="Table2.B2" office:value-type="string">
            <text:p text:style-name="P67">none</text:p>
          </table:table-cell>
        </table:table-row>
      </table:table>
      <text:p text:style-name="P3"/>
      <text:p text:style-name="P3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Name of area</text:p>
          </table:table-cell>
          <table:table-cell table:style-name="Table4.B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5">Juxtapositional Lobule cortex (formerly SM cortex)</text:p>
          </table:table-cell>
          <table:table-cell table:style-name="Table4.B2" office:value-type="string">
            <text:p text:style-name="P82">ANOVA Unfam ISW: F(2,33)=<text:span text:style-name="T26">5.42</text:span> p=0.0<text:span text:style-name="T26">5</text:span></text:p>
            <text:p text:style-name="P89">I&gt;S t=3.16, p=0.05</text:p>
          </table:table-cell>
        </table:table-row>
      </table:table>
      <text:p text:style-name="P3"/>
      <text:p text:style-name="P3"/>
      <text:p text:style-name="P6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e of area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Insular cortex</text:p>
          </table:table-cell>
          <table:table-cell table:style-name="Table1.B2" office:value-type="string">
            <text:p text:style-name="P20">none</text:p>
          </table:table-cell>
        </table:table-row>
        <table:table-row>
          <table:table-cell table:style-name="Table1.A2" office:value-type="string">
            <text:p text:style-name="P15">Heschel’s gyrus</text:p>
          </table:table-cell>
          <table:table-cell table:style-name="Table1.B2" office:value-type="string">
            <text:p text:style-name="P29">ANOVA Unfam ISW: F(2,33)=7.73 p=0.01</text:p>
            <text:p text:style-name="P29">ANOVA Unfam ISW and Fam WF SF: F(4,55) = 3.93, p=0.01</text:p>
            <text:p text:style-name="P29">I&lt;S t=-3.22, p=0.01</text:p>
            <text:p text:style-name="P29">S&gt;W t=3.11, p<text:span text:style-name="T7">=</text:span>0.01</text:p>
            <text:p text:style-name="P29"><text:span text:style-name="T6">ANCOVA: </text:span>ME of LyrOr and Type</text:p>
          </table:table-cell>
        </table:table-row>
        <table:table-row table:style-name="Table1.4">
          <table:table-cell table:style-name="Table1.A2" office:value-type="string">
            <text:p text:style-name="P15">Superior Temporal Gyrus, anterior division</text:p>
          </table:table-cell>
          <table:table-cell table:style-name="Table1.B2" office:value-type="string">
            <text:p text:style-name="P30">ANOVA Unfam ISW: F(2,33)=<text:span text:style-name="T8">28.9</text:span> p<text:span text:style-name="T8">&lt;</text:span>0.<text:span text:style-name="T8">0</text:span>01</text:p>
            <text:p text:style-name="P30">ANOVA Unfam ISW and Fam WF SF: F(4,55) = <text:span text:style-name="T8">14.16</text:span>, p<text:span text:style-name="T8">&lt;</text:span>0.<text:span text:style-name="T8">0</text:span>01</text:p>
            <text:p text:style-name="P30">I&lt;S t=-<text:span text:style-name="T8">7.15</text:span>, p<text:span text:style-name="T9">=0.001</text:span></text:p>
            <text:p text:style-name="P54">I&lt;W t=-3.28, p=0.006</text:p>
            <text:p text:style-name="P30">S&gt;W <text:span text:style-name="T8">t=4.29, p&lt;0.001</text:span></text:p>
            <text:p text:style-name="P54">S1&gt;SF t=2.98, p=0.009</text:p>
            <text:p text:style-name="P30"><text:span text:style-name="T6">ANCOVA: </text:span>ME of LyrOr and Type</text:p>
          </table:table-cell>
        </table:table-row>
        <table:table-row>
          <table:table-cell table:style-name="Table1.A2" office:value-type="string">
            <text:p text:style-name="P15">Planum polare</text:p>
          </table:table-cell>
          <table:table-cell table:style-name="Table1.B2" office:value-type="string">
            <text:p text:style-name="P31">ANOVA Unfam ISW: F(2,33)=<text:span text:style-name="T9">12.24</text:span> p=0.0<text:span text:style-name="T9">01</text:span></text:p>
            <text:p text:style-name="P31">ANOVA Unfam ISW and Fam WF SF: F(4,55) = <text:span text:style-name="T9">4.27</text:span>, p=0.0<text:span text:style-name="T9">07</text:span></text:p>
            <text:p text:style-name="P31">I&lt;S t=-<text:span text:style-name="T9">4.49</text:span>, p=0.01</text:p>
            <text:p text:style-name="P31">S&gt;W t=3.<text:span text:style-name="T9">94</text:span>, p<text:span text:style-name="T7">=</text:span>0.0<text:span text:style-name="T9">02</text:span></text:p>
            <text:p text:style-name="P31"><text:span text:style-name="T6">ANCOVA: </text:span>ME of Type</text:p>
          </table:table-cell>
        </table:table-row>
        <table:table-row>
          <table:table-cell table:style-name="Table1.A2" office:value-type="string">
            <text:p text:style-name="P15">Planum temporale</text:p>
          </table:table-cell>
          <table:table-cell table:style-name="Table1.B2" office:value-type="string">
            <text:p text:style-name="P31">ANOVA Unfam ISW: F(2,33)=<text:span text:style-name="T9">7.79</text:span> p=0.0<text:span text:style-name="T9">1</text:span></text:p>
            <text:p text:style-name="P31">ANOVA Unfam ISW and Fam WF SF: F(4,55) = <text:span text:style-name="T9">4.07</text:span>, p=0.0<text:span text:style-name="T9">1</text:span></text:p>
            <text:p text:style-name="P31">I&lt;S t=-<text:span text:style-name="T9">3.16</text:span>, p=0.01</text:p>
            <text:p text:style-name="P31">S&gt;W t=3.<text:span text:style-name="T9">09</text:span>, p<text:span text:style-name="T7">=</text:span>0.0<text:span text:style-name="T9">1</text:span></text:p>
            <text:p text:style-name="P31"><text:span text:style-name="T6">ANCOVA: </text:span>ME of <text:span text:style-name="T9">LyrOr and </text:span>Type</text:p>
          </table:table-cell>
        </table:table-row>
        <table:table-row>
          <table:table-cell table:style-name="Table1.A2" office:value-type="string">
            <text:p text:style-name="P15">Superior Temporal Gyrus, posterior division</text:p>
          </table:table-cell>
          <table:table-cell table:style-name="Table1.B2" office:value-type="string">
            <text:p text:style-name="P31">ANOVA Unfam ISW: F(2,33)=<text:span text:style-name="T10">16.28, </text:span>p<text:span text:style-name="T10">&lt;0.001</text:span></text:p>
            <text:p text:style-name="P31">ANOVA Unfam ISW and Fam WF SF: F(4,55) = <text:span text:style-name="T10">8.23</text:span>, p<text:span text:style-name="T10">&lt;0.001</text:span></text:p>
            <text:p text:style-name="P31">I&lt;S t=-<text:span text:style-name="T10">4.91</text:span>, p<text:span text:style-name="T10">&lt;0.001</text:span></text:p>
            <text:p text:style-name="P31">S&gt;W t=3.<text:span text:style-name="T10">89</text:span>, p<text:span text:style-name="T7">=</text:span>0.0<text:span text:style-name="T10">01</text:span></text:p>
            <text:p text:style-name="P55">S&gt;SF t=2.49, p=0.03</text:p>
            <text:p text:style-name="P31"><text:span text:style-name="T6">ANCOVA: </text:span>ME of <text:span text:style-name="T9">LyrOr and </text:span>Type</text:p>
          </table:table-cell>
        </table:table-row>
      </table:table>
      <text:p text:style-name="P4"/>
      <text:p text:style-name="P4"/>
      <text:p text:style-name="P7">Auditory <text:span text:style-name="T5">L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Name of area</text:p>
          </table:table-cell>
          <table:table-cell table:style-name="Table7.B1" office:value-type="string">
            <text:p text:style-name="P13"/>
          </table:table-cell>
        </table:table-row>
        <table:table-row>
          <table:table-cell table:style-name="Table7.A2" office:value-type="string">
            <text:p text:style-name="P16">Insular cortex</text:p>
          </table:table-cell>
          <table:table-cell table:style-name="Table7.B2" office:value-type="string">
            <text:p text:style-name="P21">none</text:p>
          </table:table-cell>
        </table:table-row>
        <table:table-row>
          <table:table-cell table:style-name="Table7.A2" office:value-type="string">
            <text:p text:style-name="P16">Heschel’s gyrus</text:p>
          </table:table-cell>
          <table:table-cell table:style-name="Table7.B2" office:value-type="string">
            <text:p text:style-name="P31">ANOVA Unfam ISW: F(2,33)=<text:span text:style-name="T9">7.68</text:span> p=0.0<text:span text:style-name="T9">1</text:span></text:p>
            <text:p text:style-name="P31">ANOVA Unfam ISW and Fam WF SF: F(4,55) = <text:span text:style-name="T11">3.83</text:span>, p=0.0<text:span text:style-name="T9">1</text:span></text:p>
            <text:p text:style-name="P31">I&lt;S t=-<text:span text:style-name="T9">3.01</text:span>, p=0.01</text:p>
            <text:p text:style-name="P31">S&gt;W t=3.<text:span text:style-name="T11">14</text:span>, p<text:span text:style-name="T7">=</text:span>0.0<text:span text:style-name="T9">1</text:span></text:p>
            <text:p text:style-name="P31"><text:span text:style-name="T6">ANCOVA: </text:span>ME of Type</text:p>
          </table:table-cell>
        </table:table-row>
        <table:table-row table:style-name="Table7.4">
          <table:table-cell table:style-name="Table7.A2" office:value-type="string">
            <text:p text:style-name="P16">Superior Temporal Gyrus, anterior division</text:p>
          </table:table-cell>
          <table:table-cell table:style-name="Table7.B2" office:value-type="string">
            <text:p text:style-name="P32">ANOVA Unfam ISW: F(2,33)=<text:span text:style-name="T9">12.24</text:span> p=0.0<text:span text:style-name="T9">01</text:span></text:p>
            <text:p text:style-name="P32">ANOVA Unfam ISW and Fam WF SF: F(4,55) = <text:span text:style-name="T9">4.27</text:span>, p=0.0<text:span text:style-name="T9">07</text:span></text:p>
            <text:p text:style-name="P32">I&lt;S t=-<text:span text:style-name="T9">4.49</text:span>, p=0.01</text:p>
            <text:p text:style-name="P32">S&gt;W t=3.<text:span text:style-name="T9">94</text:span>, p<text:span text:style-name="T7">=</text:span>0.0<text:span text:style-name="T9">02</text:span></text:p>
            <text:p text:style-name="P32"><text:span text:style-name="T6">ANCOVA: </text:span>ME of Type</text:p>
          </table:table-cell>
        </table:table-row>
        <table:table-row>
          <table:table-cell table:style-name="Table7.A2" office:value-type="string">
            <text:p text:style-name="P16">Planum polare</text:p>
          </table:table-cell>
          <table:table-cell table:style-name="Table7.B2" office:value-type="string">
            <text:p text:style-name="P32">ANOVA Unfam ISW: F(2,33)=<text:span text:style-name="T12">9.63</text:span> p=0.0<text:span text:style-name="T9">03</text:span></text:p>
            <text:p text:style-name="P32">ANOVA Unfam ISW and Fam WF SF: F(4,55) = <text:span text:style-name="T9">4.97</text:span>, p=0.0<text:span text:style-name="T9">03</text:span></text:p>
            <text:p text:style-name="P32">I&lt;S t=-<text:span text:style-name="T12">3.33</text:span>, p=0.0<text:span text:style-name="T12">06</text:span></text:p>
            <text:p text:style-name="P32">S&gt;W t=3.<text:span text:style-name="T12">74</text:span>, p<text:span text:style-name="T7">=</text:span>0.0<text:span text:style-name="T9">03</text:span></text:p>
            <text:p text:style-name="P77">S&gt; SF t=2.20, p=0.048</text:p>
            <text:p text:style-name="P56">W&lt;WF t=-2.69, p=0.02</text:p>
            <text:p text:style-name="P32"><text:span text:style-name="T6">ANCOVA: </text:span>ME of Type</text:p>
          </table:table-cell>
        </table:table-row>
        <table:table-row>
          <table:table-cell table:style-name="Table7.A2" office:value-type="string">
            <text:p text:style-name="P16">Planum temporale</text:p>
          </table:table-cell>
          <table:table-cell table:style-name="Table7.B2" office:value-type="string">
            <text:p text:style-name="P31">ANOVA Unfam ISW: F(2,33)=<text:span text:style-name="T9">7.88</text:span> p=0.0<text:span text:style-name="T13">1</text:span></text:p>
            <text:p text:style-name="P31">ANOVA Unfam ISW and Fam WF SF: F(4,55) = <text:span text:style-name="T13">3.97, </text:span><text:s/>p=0.0<text:span text:style-name="T9">1</text:span></text:p>
            <text:p text:style-name="P31">I&lt;S t=-<text:span text:style-name="T9">3.16</text:span>, p=0.01</text:p>
            <text:p text:style-name="P31">S&gt;W t=3.<text:span text:style-name="T9">06</text:span>, p<text:span text:style-name="T7">=</text:span>0.0<text:span text:style-name="T9">1</text:span></text:p>
            <text:p text:style-name="P31"><text:span text:style-name="T6">ANCOVA: </text:span>ME of<text:span text:style-name="T9"> </text:span>Type</text:p>
          </table:table-cell>
        </table:table-row>
        <table:table-row>
          <table:table-cell table:style-name="Table7.A2" office:value-type="string">
            <text:p text:style-name="P16">Superior Temporal Gyrus, posterior division</text:p>
          </table:table-cell>
          <table:table-cell table:style-name="Table7.B2" office:value-type="string">
            <text:p text:style-name="P31">ANOVA Unfam ISW: F(2,33)=<text:span text:style-name="T14">21.75, </text:span>p<text:span text:style-name="T10">&lt;0.001</text:span></text:p>
            <text:p text:style-name="P31">ANOVA Unfam ISW and Fam WF SF: F(4,55) = <text:span text:style-name="T14">10.27</text:span>, p<text:span text:style-name="T10">&lt;0.001</text:span></text:p>
            <text:p text:style-name="P31">I&lt;S t=-<text:span text:style-name="T14">5.62</text:span>, p<text:span text:style-name="T10">&lt;0.001</text:span></text:p>
            <text:p text:style-name="P31">S&gt;W t=<text:span text:style-name="T14">4.32</text:span>, p<text:span text:style-name="T14">&lt;0.001</text:span></text:p>
            <text:p text:style-name="P55">S&gt;SF t=2.<text:span text:style-name="T14">82</text:span>, p=0.0<text:span text:style-name="T14">1</text:span></text:p>
            <text:p text:style-name="P31"><text:span text:style-name="T6">ANCOVA: </text:span>ME of <text:span text:style-name="T9">LyrOr and </text:span>Type</text:p>
          </table:table-cell>
        </table:table-row>
      </table:table>
      <text:p text:style-name="P4"/>
      <text:p text:style-name="P4"/>
      <text:p text:style-name="P7">Auditory <text:span text:style-name="T5">R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Name of area</text:p>
          </table:table-cell>
          <table:table-cell table:style-name="Table8.B1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6">Insular cortex</text:p>
          </table:table-cell>
          <table:table-cell table:style-name="Table8.B2" office:value-type="string">
            <text:p text:style-name="P22">none</text:p>
          </table:table-cell>
        </table:table-row>
        <table:table-row>
          <table:table-cell table:style-name="Table8.A2" office:value-type="string">
            <text:p text:style-name="P16">Heschel’s gyrus</text:p>
          </table:table-cell>
          <table:table-cell table:style-name="Table8.B2" office:value-type="string">
            <text:p text:style-name="P33">ANOVA Unfam ISW: F(2,33)=<text:span text:style-name="T15">6.57</text:span> p=0.0<text:span text:style-name="T15">1</text:span></text:p>
            <text:p text:style-name="P33">ANOVA Unfam ISW and Fam WF SF: F(4,55) = <text:span text:style-name="T11">3.53</text:span>, p=0.0<text:span text:style-name="T15">2</text:span></text:p>
            <text:p text:style-name="P33">I&lt;S t=-<text:span text:style-name="T9">3.10</text:span>, p=0.01</text:p>
            <text:p text:style-name="P33">S&gt;W t=<text:span text:style-name="T15">2.84</text:span>, p<text:span text:style-name="T7">=</text:span>0.0<text:span text:style-name="T15">2</text:span></text:p>
            <text:p text:style-name="P33"><text:span text:style-name="T6">ANCOVA: </text:span>ME of <text:span text:style-name="T15">LyrOr and</text:span> Type</text:p>
          </table:table-cell>
        </table:table-row>
        <table:table-row table:style-name="Table8.4">
          <table:table-cell table:style-name="Table8.A2" office:value-type="string">
            <text:p text:style-name="P16">Superior Temporal Gyrus, anterior division</text:p>
          </table:table-cell>
          <table:table-cell table:style-name="Table8.B2" office:value-type="string">
            <text:p text:style-name="P33">ANOVA Unfam ISW: F(2,33)=<text:span text:style-name="T15">19.26</text:span> p<text:span text:style-name="T15">&lt;0.001</text:span></text:p>
            <text:p text:style-name="P33">ANOVA Unfam ISW and Fam WF SF: F(4,55) = <text:span text:style-name="T15">10.65</text:span>, p<text:span text:style-name="T15">&lt;0.001</text:span></text:p>
            <text:p text:style-name="P33">I&lt;S t=-<text:span text:style-name="T15">6.15</text:span>, p<text:span text:style-name="T15">&lt;0.001</text:span></text:p>
            <text:p text:style-name="P57">I&lt;W t=-2.45, p=0.03</text:p>
            <text:p text:style-name="P33">S&gt;W t=3.<text:span text:style-name="T15">50</text:span>, p<text:span text:style-name="T7">=</text:span>0.0<text:span text:style-name="T15">04</text:span></text:p>
            <text:p text:style-name="P57">S&gt;SF t=2.27, p=0.03</text:p>
            <text:p text:style-name="P33"><text:span text:style-name="T6">ANCOVA: </text:span>ME of <text:span text:style-name="T15">LyrOr and </text:span>Type</text:p>
          </table:table-cell>
        </table:table-row>
        <table:table-row>
          <table:table-cell table:style-name="Table8.A2" office:value-type="string">
            <text:p text:style-name="P16">Planum polare</text:p>
          </table:table-cell>
          <table:table-cell table:style-name="Table8.B2" office:value-type="string">
            <text:p text:style-name="P34">ANOVA Unfam ISW: F(2,33)=<text:span text:style-name="T16">7.72</text:span> p<text:span text:style-name="T16">=0.009</text:span></text:p>
            <text:p text:style-name="P58">I&lt;S t=-4.64, p=0.002</text:p>
            <text:p text:style-name="P58">S&gt;W t=2.81, p=0.04</text:p>
          </table:table-cell>
        </table:table-row>
        <table:table-row>
          <table:table-cell table:style-name="Table8.A2" office:value-type="string">
            <text:p text:style-name="P16">Planum temporale</text:p>
          </table:table-cell>
          <table:table-cell table:style-name="Table8.B2" office:value-type="string">
            <text:p text:style-name="P34">ANOVA Unfam ISW: F(2,33)=<text:span text:style-name="T16">7.46</text:span> p<text:span text:style-name="T16">=0.009</text:span></text:p>
            <text:p text:style-name="P34">ANOVA Unfam ISW and Fam WF SF: F(4,55) = <text:span text:style-name="T16">4.07</text:span>, p<text:span text:style-name="T16">=0.009</text:span></text:p>
            <text:p text:style-name="P34">I&lt;S t=-<text:span text:style-name="T16">3.13</text:span>, p<text:span text:style-name="T16">=0.009</text:span></text:p>
            <text:p text:style-name="P34">S&gt;W t=3.<text:span text:style-name="T16">05,</text:span> p<text:span text:style-name="T7">=</text:span>0.0<text:span text:style-name="T15">09</text:span></text:p>
            <text:p text:style-name="P34"><text:span text:style-name="T6">ANCOVA: </text:span>ME of <text:span text:style-name="T15">LyrOr and </text:span>Type</text:p>
          </table:table-cell>
        </table:table-row>
        <table:table-row>
          <table:table-cell table:style-name="Table8.A2" office:value-type="string">
            <text:p text:style-name="P16">Superior Temporal Gyrus, posterior division</text:p>
          </table:table-cell>
          <table:table-cell table:style-name="Table8.B2" office:value-type="string">
            <text:p text:style-name="P35">ANOVA Unfam ISW: F(2,33)=<text:span text:style-name="T17">12.87</text:span> p<text:span text:style-name="T17">&lt;0.001</text:span></text:p>
            <text:p text:style-name="P35">ANOVA Unfam ISW and Fam WF SF: F(4,55) = <text:span text:style-name="T17">6.36</text:span>, p<text:span text:style-name="T17">&lt;0.001</text:span></text:p>
            <text:p text:style-name="P35">I&lt;S t=-<text:span text:style-name="T17">4.43</text:span>, p<text:span text:style-name="T16">=0.001</text:span></text:p>
            <text:p text:style-name="P35">S&gt;W t=3.<text:span text:style-name="T17">44,</text:span> p<text:span text:style-name="T7">=</text:span>0.0<text:span text:style-name="T15">05</text:span></text:p>
            <text:p text:style-name="P78">S&gt;SF t=2.09, p=0.059</text:p>
            <text:p text:style-name="P35"><text:span text:style-name="T6">ANCOVA: </text:span>ME of <text:span text:style-name="T15">LyrOr and </text:span>Type</text:p>
          </table:table-cell>
        </table:table-row>
      </table:table>
      <text:p text:style-name="P3"/>
      <text:p text:style-name="P3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Name of area</text:p>
          </table:table-cell>
          <table:table-cell table:style-name="Table5.B1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5">Right caudate</text:p>
          </table:table-cell>
          <table:table-cell table:style-name="Table5.B2" office:value-type="string">
            <text:p text:style-name="P23">ANCOVA: ME of LyrOr</text:p>
          </table:table-cell>
        </table:table-row>
        <table:table-row>
          <table:table-cell table:style-name="Table5.A2" office:value-type="string">
            <text:p text:style-name="P15">Right putamen</text:p>
          </table:table-cell>
          <table:table-cell table:style-name="Table5.B2" office:value-type="string">
            <text:p text:style-name="P59">I&lt;W t=-3.19, p=0.04</text:p>
          </table:table-cell>
        </table:table-row>
        <table:table-row>
          <table:table-cell table:style-name="Table5.A2" office:value-type="string">
            <text:p text:style-name="P15">Left caudate</text:p>
          </table:table-cell>
          <table:table-cell table:style-name="Table5.B2" office:value-type="string">
            <text:p text:style-name="P23">none</text:p>
          </table:table-cell>
        </table:table-row>
        <table:table-row>
          <table:table-cell table:style-name="Table5.A2" office:value-type="string">
            <text:p text:style-name="P15">Left putamen</text:p>
          </table:table-cell>
          <table:table-cell table:style-name="Table5.B2" office:value-type="string">
            <text:p text:style-name="P59">I&lt;W t=-3.34, p=0.03</text:p>
          </table:table-cell>
        </table:table-row>
        <table:table-row>
          <table:table-cell table:style-name="Table5.A2" office:value-type="string">
            <text:p text:style-name="P15">Left pallidum</text:p>
          </table:table-cell>
          <table:table-cell table:style-name="Table5.B2" office:value-type="string">
            <text:p text:style-name="P23">none</text:p>
          </table:table-cell>
        </table:table-row>
        <table:table-row>
          <table:table-cell table:style-name="Table5.A2" office:value-type="string">
            <text:p text:style-name="P15">Right pallidum</text:p>
          </table:table-cell>
          <table:table-cell table:style-name="Table5.B2" office:value-type="string">
            <text:p text:style-name="P23">non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Cer<text:span text:style-name="T18">e</text:span>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Harvard Oxford Number</text:p>
          </table:table-cell>
          <table:table-cell table:style-name="Table6.B1" office:value-type="string">
            <text:p text:style-name="P9"/>
          </table:table-cell>
        </table:table-row>
        <table:table-row>
          <table:table-cell table:style-name="Table6.A2" office:value-type="string">
            <text:p text:style-name="P18">10_L</text:p>
          </table:table-cell>
          <table:table-cell table:style-name="Table6.B2" office:value-type="string">
            <text:p text:style-name="P60">none</text:p>
          </table:table-cell>
        </table:table-row>
        <table:table-row>
          <table:table-cell table:style-name="Table6.A2" office:value-type="string">
            <text:p text:style-name="P18">10_R</text:p>
          </table:table-cell>
          <table:table-cell table:style-name="Table6.B2" office:value-type="string">
            <text:p text:style-name="P24">S&lt;W t=-3.21, p=0.04</text:p>
          </table:table-cell>
        </table:table-row>
        <table:table-row>
          <table:table-cell table:style-name="Table6.A2" office:value-type="string">
            <text:p text:style-name="P18">3_L</text:p>
          </table:table-cell>
          <table:table-cell table:style-name="Table6.B2" office:value-type="string">
            <text:p text:style-name="P65">none</text:p>
          </table:table-cell>
        </table:table-row>
        <table:table-row>
          <table:table-cell table:style-name="Table6.A2" office:value-type="string">
            <text:p text:style-name="P18">3_R</text:p>
          </table:table-cell>
          <table:table-cell table:style-name="Table6.B2" office:value-type="string">
            <text:p text:style-name="P26">none</text:p>
          </table:table-cell>
        </table:table-row>
        <text:soft-page-break/>
        <table:table-row>
          <table:table-cell table:style-name="Table6.A2" office:value-type="string">
            <text:p text:style-name="P18">4_5_L</text:p>
          </table:table-cell>
          <table:table-cell table:style-name="Table6.B2" office:value-type="string">
            <text:p text:style-name="P41">ANOVA Unfam ISW: F(2,33)=<text:span text:style-name="T23">6.50</text:span> p<text:span text:style-name="T16">=0.01</text:span></text:p>
            <text:p text:style-name="P41">ANOVA Unfam ISW and Fam WF SF: F(4,55) = <text:span text:style-name="T23">5.25</text:span>, p<text:span text:style-name="T16">=0.004</text:span></text:p>
            <text:p text:style-name="P41">I<text:span text:style-name="T23">&gt;</text:span>S t=<text:span text:style-name="T23">2.75</text:span>, p<text:span text:style-name="T16">=0.02</text:span></text:p>
            <text:p text:style-name="P41">S<text:span text:style-name="T23">&lt;</text:span>W t=-<text:span text:style-name="T23">2.86,</text:span> p<text:span text:style-name="T7">=</text:span>0.0<text:span text:style-name="T23">1</text:span></text:p>
            <text:p text:style-name="P65">S&lt;SF t=-3.07, p=0.01</text:p>
            <text:p text:style-name="P41"><text:span text:style-name="T6">ANCOVA: </text:span>ME of<text:span text:style-name="T15"> </text:span>Type</text:p>
          </table:table-cell>
        </table:table-row>
        <table:table-row>
          <table:table-cell table:style-name="Table6.A2" office:value-type="string">
            <text:p text:style-name="P18">4_5_R</text:p>
          </table:table-cell>
          <table:table-cell table:style-name="Table6.B2" office:value-type="string">
            <text:p text:style-name="P42">ANOVA Unfam ISW: F(2,33)=<text:span text:style-name="T24">10.39</text:span> p<text:span text:style-name="T16">=0.002</text:span></text:p>
            <text:p text:style-name="P42">ANOVA Unfam ISW and Fam WF SF: F(4,55) = <text:span text:style-name="T24">3.42</text:span> p<text:span text:style-name="T16">=0.03</text:span></text:p>
            <text:p text:style-name="P42">I<text:span text:style-name="T23">&gt;</text:span>S t=<text:span text:style-name="T24">3.01</text:span>, p<text:span text:style-name="T16">=0.02</text:span></text:p>
            <text:p text:style-name="P42">S<text:span text:style-name="T23">&lt;</text:span>W t=-<text:span text:style-name="T24">4.73,</text:span> p<text:span text:style-name="T7">=</text:span>0.0<text:span text:style-name="T24">01</text:span></text:p>
            <text:p text:style-name="P42"><text:span text:style-name="T6">ANCOVA: </text:span>ME of<text:span text:style-name="T15"> </text:span>Type</text:p>
          </table:table-cell>
        </table:table-row>
        <table:table-row>
          <table:table-cell table:style-name="Table6.A2" office:value-type="string">
            <text:p text:style-name="P18">6_L</text:p>
          </table:table-cell>
          <table:table-cell table:style-name="Table6.B2" office:value-type="string">
            <text:p text:style-name="P66">none</text:p>
          </table:table-cell>
        </table:table-row>
        <table:table-row>
          <table:table-cell table:style-name="Table6.A2" office:value-type="string">
            <text:p text:style-name="P18">6_R</text:p>
          </table:table-cell>
          <table:table-cell table:style-name="Table6.B2" office:value-type="string">
            <text:p text:style-name="P43">ANOVA Unfam ISW and Fam WF SF: F(4,55) = <text:span text:style-name="T25">4.76</text:span>, p=0.0<text:span text:style-name="T25">08</text:span></text:p>
            <text:p text:style-name="P88">S&lt;SF t=-2.62, p=0.05</text:p>
            <text:p text:style-name="P66">ANCOVA: ME of type</text:p>
          </table:table-cell>
        </table:table-row>
        <table:table-row table:style-name="Table6.10">
          <table:table-cell table:style-name="Table6.A2" office:value-type="string">
            <text:p text:style-name="P18">7b_L</text:p>
          </table:table-cell>
          <table:table-cell table:style-name="Table6.B2" office:value-type="string">
            <text:p text:style-name="P66">none</text:p>
          </table:table-cell>
        </table:table-row>
        <table:table-row>
          <table:table-cell table:style-name="Table6.A2" office:value-type="string">
            <text:p text:style-name="P18">7b_R</text:p>
          </table:table-cell>
          <table:table-cell table:style-name="Table6.B2" office:value-type="string">
            <text:p text:style-name="P60">none</text:p>
          </table:table-cell>
        </table:table-row>
        <table:table-row table:style-name="Table6.12">
          <table:table-cell table:style-name="Table6.A2" office:value-type="string">
            <text:p text:style-name="P19">8_L</text:p>
          </table:table-cell>
          <table:table-cell table:style-name="Table6.B2" office:value-type="string">
            <text:p text:style-name="P36">ANOVA Unfam ISW and Fam WF SF: F(4,55) = <text:span text:style-name="T16">4.39</text:span>, p<text:span text:style-name="T16">=0.01</text:span></text:p>
            <text:p text:style-name="P60">ANCOVA: ME of type</text:p>
          </table:table-cell>
        </table:table-row>
        <table:table-row>
          <table:table-cell table:style-name="Table6.A2" office:value-type="string">
            <text:p text:style-name="P19">8_R</text:p>
          </table:table-cell>
          <table:table-cell table:style-name="Table6.B2" office:value-type="string">
            <text:p text:style-name="P79">ANOVA Unfam ISW: F(2,33)=<text:span text:style-name="T19">3.50</text:span> p=0.0<text:span text:style-name="T19">59</text:span></text:p>
            <text:p text:style-name="P37">ANOVA Unfam ISW and Fam WF SF: F(4,55) = <text:span text:style-name="T11">3.33</text:span>, p=0.0<text:span text:style-name="T19">4</text:span></text:p>
            <text:p text:style-name="P37">S&gt;W t=<text:span text:style-name="T15">2.52</text:span>, p<text:span text:style-name="T7">=</text:span>0.0<text:span text:style-name="T19">4</text:span></text:p>
            <text:p text:style-name="P61">S&gt;SF t=3.43, p=0.03</text:p>
            <text:p text:style-name="P37"><text:span text:style-name="T6">ANCOVA: </text:span>ME of <text:span text:style-name="T15">LyrOr and</text:span> Type</text:p>
          </table:table-cell>
        </table:table-row>
        <table:table-row>
          <table:table-cell table:style-name="Table6.A2" office:value-type="string">
            <text:p text:style-name="P19">9_L </text:p>
          </table:table-cell>
          <table:table-cell table:style-name="Table6.B2" office:value-type="string">
            <text:p text:style-name="P62">none</text:p>
          </table:table-cell>
        </table:table-row>
        <table:table-row>
          <table:table-cell table:style-name="Table6.A2" office:value-type="string">
            <text:p text:style-name="P19">9_R</text:p>
          </table:table-cell>
          <table:table-cell table:style-name="Table6.B2" office:value-type="string">
            <text:p text:style-name="P38">ANOVA Unfam ISW and Fam WF SF: F(4,55) = <text:span text:style-name="T20">0.76</text:span>, p<text:span text:style-name="T16">=0.04</text:span></text:p>
            <text:p text:style-name="P62">S&lt;SF t=-3.01, p=0.04</text:p>
          </table:table-cell>
        </table:table-row>
        <table:table-row>
          <table:table-cell table:style-name="Table6.A2" office:value-type="string">
            <text:p text:style-name="P19">Crus1_L</text:p>
          </table:table-cell>
          <table:table-cell table:style-name="Table6.B2" office:value-type="string">
            <text:p text:style-name="P24">None</text:p>
          </table:table-cell>
        </table:table-row>
        <table:table-row>
          <table:table-cell table:style-name="Table6.A2" office:value-type="string">
            <text:p text:style-name="P19">Crus1_R</text:p>
          </table:table-cell>
          <table:table-cell table:style-name="Table6.B2" office:value-type="string">
            <text:p text:style-name="P24">none</text:p>
          </table:table-cell>
        </table:table-row>
        <table:table-row>
          <table:table-cell table:style-name="Table6.A2" office:value-type="string">
            <text:p text:style-name="P19">Crus2_L</text:p>
          </table:table-cell>
          <table:table-cell table:style-name="Table6.B2" office:value-type="string">
            <text:p text:style-name="P62">none</text:p>
          </table:table-cell>
        </table:table-row>
        <table:table-row>
          <table:table-cell table:style-name="Table6.A2" office:value-type="string">
            <text:p text:style-name="P19">Crus2_R</text:p>
          </table:table-cell>
          <table:table-cell table:style-name="Table6.B2" office:value-type="string">
            <text:p text:style-name="P24">none</text:p>
          </table:table-cell>
        </table:table-row>
        <table:table-row>
          <table:table-cell table:style-name="Table6.A2" office:value-type="string">
            <text:p text:style-name="P19">Vermis_9</text:p>
          </table:table-cell>
          <table:table-cell table:style-name="Table6.B2" office:value-type="string">
            <text:p text:style-name="P62">none</text:p>
          </table:table-cell>
        </table:table-row>
        <table:table-row>
          <table:table-cell table:style-name="Table6.A2" office:value-type="string">
            <text:p text:style-name="P19">Vermis_8</text:p>
          </table:table-cell>
          <table:table-cell table:style-name="Table6.B2" office:value-type="string">
            <text:p text:style-name="P62">none</text:p>
          </table:table-cell>
        </table:table-row>
        <table:table-row>
          <table:table-cell table:style-name="Table6.A2" office:value-type="string">
            <text:p text:style-name="P19">Vermis_7</text:p>
          </table:table-cell>
          <table:table-cell table:style-name="Table6.B2" office:value-type="string">
            <text:p text:style-name="P80">ANOVA Unfam ISW and Fam WF SF: F(4,55) = <text:span text:style-name="T20">3.27</text:span>, p<text:span text:style-name="T16">=0.05</text:span></text:p>
            <text:p text:style-name="P85">S&lt;SF t=-2.63, p=0.05</text:p>
            <text:p text:style-name="P85">ANCOVA: ME of type (p=0.05)</text:p>
          </table:table-cell>
        </table:table-row>
        <table:table-row>
          <table:table-cell table:style-name="Table6.A2" office:value-type="string">
            <text:p text:style-name="P19">Vermis_6</text:p>
          </table:table-cell>
          <table:table-cell table:style-name="Table6.B2" office:value-type="string">
            <text:p text:style-name="P63">none</text:p>
          </table:table-cell>
        </table:table-row>
        <table:table-row>
          <table:table-cell table:style-name="Table6.A2" office:value-type="string">
            <text:p text:style-name="P19">Vermis_4_5</text:p>
          </table:table-cell>
          <table:table-cell table:style-name="Table6.B2" office:value-type="string">
            <text:p text:style-name="P39">ANOVA Unfam ISW: F(2,33)=<text:span text:style-name="T21">7.95</text:span> p=0.0<text:span text:style-name="T21">08</text:span></text:p>
            <text:p text:style-name="P39">I<text:span text:style-name="T21">&gt;</text:span>S t=-<text:span text:style-name="T9">3.91</text:span>, p=0.0<text:span text:style-name="T21">08</text:span></text:p>
          </table:table-cell>
        </table:table-row>
        <table:table-row>
          <table:table-cell table:style-name="Table6.A2" office:value-type="string">
            <text:p text:style-name="P19">Vermis_3</text:p>
          </table:table-cell>
          <table:table-cell table:style-name="Table6.B2" office:value-type="string">
            <text:p text:style-name="P40">ANOVA Unfam ISW: F(2,33)=<text:span text:style-name="T22">5.51</text:span> p=0.0<text:span text:style-name="T22">4</text:span></text:p>
            <text:p text:style-name="P64">I&gt;W t=4.29, p=0.003</text:p>
          </table:table-cell>
        </table:table-row>
        <table:table-row>
          <table:table-cell table:style-name="Table6.A2" office:value-type="string">
            <text:p text:style-name="P19">Vermis_1_2</text:p>
          </table:table-cell>
          <table:table-cell table:style-name="Table6.B2" office:value-type="string">
            <text:p text:style-name="P81">ANOVA Unfam ISW and Fam WF SF: F(4,55) = <text:span text:style-name="T23">3.35</text:span>, p<text:span text:style-name="T16">=0.05</text:span></text:p>
            <text:p text:style-name="P87">I&gt;W t=2.44, p=0.05</text:p>
            <text:p text:style-name="P86"><text:span text:style-name="T2">S&lt;SF t=-2.43, p=0.05</text:span></text:p>
            <text:p text:style-name="P87">ANCOVA: ME of type (p=0.05)</text:p>
          </table:table-cell>
        </table:table-row>
        <table:table-row>
          <table:table-cell table:style-name="Table6.A2" office:value-type="string">
            <text:p text:style-name="P19">Vermis_10</text:p>
          </table:table-cell>
          <table:table-cell table:style-name="Table6.B2" office:value-type="string">
            <text:p text:style-name="P25">non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5-20T16:15:52.530095973</dc:date>
    <meta:editing-duration>PT10H14M18S</meta:editing-duration>
    <meta:editing-cycles>132</meta:editing-cycles>
    <meta:generator>LibreOffice/6.1.2.1$MacOSX_X86_64 LibreOffice_project/65905a128db06ba48db947242809d14d3f9a93fe</meta:generator>
    <dc:creator>A Sternin</dc:creator>
    <meta:document-statistic meta:table-count="10" meta:image-count="0" meta:object-count="0" meta:page-count="6" meta:paragraph-count="314" meta:word-count="1204" meta:character-count="7031" meta:non-whitespace-character-count="6136"/>
  </office:meta>
</office:document-meta>
</file>